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23a8" officeooo:paragraph-rsid="001a23a8"/>
    </style:style>
    <style:style style:name="P2"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hapter 2</text:p>
      <text:p text:style-name="Standard"/>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
      <text:p text:style-name="P1">Duis autem vel eum iriure dolor in hendrerit in vulputate velit esse molestie consequat, vel illum dolore eu feugiat nulla facilisis. </text:p>
      <text:p text:style-name="P1"/>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text:soft-page-break/>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1"/>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5:51:33.06</meta:creation-date>
    <dc:date>2016-09-07T14:12:25.639000000</dc:date>
    <meta:editing-duration>PT40S</meta:editing-duration>
    <meta:editing-cycles>2</meta:editing-cycles>
    <meta:generator>LibreOffice/4.3.4.1$Windows_x86 LibreOffice_project/bc356b2f991740509f321d70e4512a6a54c5f243</meta:generator>
    <meta:document-statistic meta:table-count="0" meta:image-count="0" meta:object-count="0" meta:page-count="2" meta:paragraph-count="12" meta:word-count="924" meta:character-count="5644" meta:non-whitespace-character-count="4722"/>
  </office:meta>
</office:document-meta>
</file>